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run -p 8080:8080 -p 50000:50000 -d -v jenkins_home:/var/jenkins_home jenkins/jenkins:l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09:31:13.484942945</meta:creation-date>
    <dc:date>2022-01-10T09:32:21.556065953</dc:date>
    <meta:editing-duration>PT1M8S</meta:editing-duration>
    <meta:editing-cycles>1</meta:editing-cycles>
    <meta:document-statistic meta:table-count="0" meta:image-count="0" meta:object-count="0" meta:page-count="1" meta:paragraph-count="1" meta:word-count="10" meta:character-count="95" meta:non-whitespace-character-count="86"/>
    <meta:generator>LibreOffice/6.4.7.2$Linux_X86_64 LibreOffice_project/40$Build-2</meta:generator>
  </office:meta>
</office:document-meta>
</file>